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ФТ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p>
          </table:table-cell>
          <table:table-cell office:value-type="string" calcext:value-type="string">
            <text:p>Добавлены только БВИ.</text:p>
          </table:table-cell>
          <table:table-cell table:number-columns-repeated="2" office:value-type="string" calcext:value-type="string">
            <text:p>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оектирование и разработка комплексных бизнес-приложений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.03.01</text:p>
          </table:table-cell>
          <table:table-cell office:value-type="string" calcext:value-type="string">
            <text:p>Фундаментальная математика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vshm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Радиотехника и компьютерные технологии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Общая и прикладн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lfi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Авиационные технологии и автономные транспортные системы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Геокосмические науки и технологии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Физика перспективных технологий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efm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Биофизика и биоинформатика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родоподобные, плазменные и ядерные технологии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knt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технологии и вычислительная техн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Программная инженерия и компьютерные технологи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Системное программирование и прикладная математ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Естественные и компьютерные наук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Математическое моделирование и теория управления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vshpi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BMCIF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.fakt .fpmi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4 15 .frkt .lfi .fakt .fefm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<text:s/>15 .fefm .fbmf .knt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15 .fbmf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 .lfi .fakt .fefm .knt .vshpi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pmi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fbmf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Миссия выполнима. Твое призвание - финансист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химии в ФГБОУ ВО ПСПбГМУ им. И.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string" calcext:value-type="string">
            <text:p>W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основы бизнес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W3</text:p>
          </table:table-cell>
          <table:table-cell table:number-columns-repeated="16380"/>
        </table:table-row>
        <table:table-row table:style-name="ro1" table:number-rows-repeated="10480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1:Sheet1.F3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0:50:22.1516267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2T21:57:56.763677214</dc:date>
    <meta:editing-duration>PT1H25M46S</meta:editing-duration>
    <meta:editing-cycles>15</meta:editing-cycles>
    <meta:generator>LibreOffice/24.8.4.2$Linux_X86_64 LibreOffice_project/480$Build-2</meta:generator>
    <meta:document-statistic meta:table-count="1" meta:cell-count="2859" meta:object-count="0"/>
  </office:meta>
</office:document-meta>
</file>